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000000"/>
    </style:style>
    <style:style style:name="ce15" style:family="table-cell" style:parent-style-name="Default" style:data-style-name="N2"/>
    <style:style style:name="ce10" style:family="table-cell" style:parent-style-name="Default">
      <style:table-cell-properties fo:background-color="#ed1c24"/>
      <style:text-properties fo:color="#ffffff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ff200"/>
      <style:text-properties fo:color="#111111"/>
    </style:style>
    <style:style style:name="ce5" style:family="table-cell" style:parent-style-name="Default">
      <style:table-cell-properties fo:background-color="#fff200"/>
      <style:text-properties fo:color="#000000"/>
    </style:style>
    <style:style style:name="ce2" style:family="table-cell" style:parent-style-name="Default">
      <style:text-properties fo:color="#111111"/>
    </style:style>
    <style:style style:name="ce6" style:family="table-cell" style:parent-style-name="Default">
      <style:text-properties fo:color="#111111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18" style:family="table-cell" style:parent-style-name="Default" style:data-style-name="N2">
      <style:table-cell-properties fo:background-color="#ed1c24"/>
      <style:text-properties fo:color="#ffffff"/>
    </style:style>
    <style:style style:name="ce16" style:family="table-cell" style:parent-style-name="Default" style:data-style-name="N2">
      <style:table-cell-properties fo:background-color="#fff200"/>
    </style:style>
    <style:style style:name="ce7" style:family="table-cell" style:parent-style-name="Default">
      <style:text-properties fo:color="#111111" style:font-name="DejaVu Sans Mono" fo:font-size="9pt" fo:language="none" fo:country="none" fo:font-weight="normal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/>
    </style:style>
    <style:style style:name="ce19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font-size-complex="9pt" style:font-name="DejaVu Sans Mono" fo:font-weight="normal" fo:font-style="normal" style:font-name-asian="DejaVu Sans Mono" style:font-name-complex="DejaVu Sans Mono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6.28mm" svg:height="110.92mm" svg:x="197.24mm" svg:y="3.66mm">
            <draw:object draw:notify-on-update-of-ranges="Sheet1.B18:Sheet1.G18 Sheet1.B40:Sheet1.G40 Sheet1.B62:Sheet1.G62 Sheet1.B84:Sheet1.G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3.21mm" svg:height="131.18mm" svg:x="197.99mm" svg:y="123.49mm">
            <draw:object draw:notify-on-update-of-ranges="Sheet1.B19:Sheet1.G19 Sheet1.B41:Sheet1.G41 Sheet1.B63:Sheet1.G63 Sheet1.B85:Sheet1.G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9.46mm" svg:height="129.06mm" svg:x="195.38mm" svg:y="267.12mm">
            <draw:object draw:notify-on-update-of-ranges="Sheet1.B20:Sheet1.G20 Sheet1.B42:Sheet1.G42 Sheet1.B64:Sheet1.G64 Sheet1.B86:Sheet1.G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5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8" calcext:value-type="float">
            <text:p>6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10707719.099458" calcext:value-type="float">
            <text:p>110707719.099458</text:p>
          </table:table-cell>
          <table:table-cell table:style-name="ce6" office:value-type="float" office:value="109336519.047216" calcext:value-type="float">
            <text:p>109336519.047216</text:p>
          </table:table-cell>
          <table:table-cell table:style-name="ce6" office:value-type="float" office:value="113396253.510025" calcext:value-type="float">
            <text:p>113396253.510025</text:p>
          </table:table-cell>
          <table:table-cell table:style-name="ce6" office:value-type="float" office:value="108927804.945994" calcext:value-type="float">
            <text:p>108927804.945994</text:p>
          </table:table-cell>
          <table:table-cell table:style-name="ce6" office:value-type="float" office:value="103703934.993503" calcext:value-type="float">
            <text:p>103703934.993503</text:p>
          </table:table-cell>
          <table:table-cell table:style-name="ce6" office:value-type="float" office:value="106714623.987208" calcext:value-type="float">
            <text:p>106714623.98720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4256255.681925" calcext:value-type="float">
            <text:p>104256255.681925</text:p>
          </table:table-cell>
          <table:table-cell table:style-name="ce6" office:value-type="float" office:value="102293954.842151" calcext:value-type="float">
            <text:p>102293954.842151</text:p>
          </table:table-cell>
          <table:table-cell table:style-name="ce6" office:value-type="float" office:value="101547908.60348" calcext:value-type="float">
            <text:p>101547908.60348</text:p>
          </table:table-cell>
          <table:table-cell table:style-name="ce6" office:value-type="float" office:value="100382657.076721" calcext:value-type="float">
            <text:p>100382657.076721</text:p>
          </table:table-cell>
          <table:table-cell table:style-name="ce6" office:value-type="float" office:value="102767607.174564" calcext:value-type="float">
            <text:p>102767607.174564</text:p>
          </table:table-cell>
          <table:table-cell table:style-name="ce6" office:value-type="float" office:value="106714623.987208" calcext:value-type="float">
            <text:p>106714623.98720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3]-[.B4])/[.B3])*100" office:value-type="float" office:value="5.82747388349416" calcext:value-type="float">
            <text:p>5.83</text:p>
          </table:table-cell>
          <table:table-cell table:style-name="ce15" table:formula="of:=(([.C3]-[.C4])/[.C3])*100" office:value-type="float" office:value="6.44118201899562" calcext:value-type="float">
            <text:p>6.44</text:p>
          </table:table-cell>
          <table:table-cell table:style-name="ce15" table:formula="of:=(([.D3]-[.D4])/[.D3])*100" office:value-type="float" office:value="10.4486211314711" calcext:value-type="float">
            <text:p>10.45</text:p>
          </table:table-cell>
          <table:table-cell table:formula="of:=(([.E3]-[.E4])/[.E3])*100" office:value-type="float" office:value="7.84478111305893" calcext:value-type="float">
            <text:p>7.84</text:p>
          </table:table-cell>
          <table:table-cell table:style-name="ce15" table:formula="of:=(([.F3]-[.F4])/[.F3])*100" office:value-type="float" office:value="0.902885525990562" calcext:value-type="float">
            <text:p>0.90</text:p>
          </table:table-cell>
          <table:table-cell table:style-name="ce15" table:formula="of:=(([.G3]-[.G4])/[.G3])*100" office:value-type="float" office:value="0" calcext:value-type="float">
            <text:p>0.00</text:p>
          </table:table-cell>
          <table:table-cell table:style-name="ce15"/>
          <table:table-cell table:number-columns-repeated="6"/>
          <table:table-cell table:style-name="ce15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65" calcext:value-type="float">
            <text:p>65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12145595.758945" calcext:value-type="float">
            <text:p>112145595.758945</text:p>
          </table:table-cell>
          <table:table-cell table:style-name="ce6" office:value-type="float" office:value="109501014.323574" calcext:value-type="float">
            <text:p>109501014.323574</text:p>
          </table:table-cell>
          <table:table-cell table:style-name="ce6" office:value-type="float" office:value="112008047.085283" calcext:value-type="float">
            <text:p>112008047.085283</text:p>
          </table:table-cell>
          <table:table-cell table:style-name="ce6" office:value-type="float" office:value="109259441.200283" calcext:value-type="float">
            <text:p>109259441.200283</text:p>
          </table:table-cell>
          <table:table-cell table:style-name="ce6" office:value-type="float" office:value="111743208.456674" calcext:value-type="float">
            <text:p>111743208.456674</text:p>
          </table:table-cell>
          <table:table-cell table:style-name="ce6" office:value-type="float" office:value="111218483.887683" calcext:value-type="float">
            <text:p>111218483.8876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4070505.739842" calcext:value-type="float">
            <text:p>104070505.739842</text:p>
          </table:table-cell>
          <table:table-cell table:style-name="ce6" office:value-type="float" office:value="100336582.872797" calcext:value-type="float">
            <text:p>100336582.872797</text:p>
          </table:table-cell>
          <table:table-cell table:style-name="ce6" office:value-type="float" office:value="104955543.124328" calcext:value-type="float">
            <text:p>104955543.124328</text:p>
          </table:table-cell>
          <table:table-cell table:style-name="ce6" office:value-type="float" office:value="99609913.0148023" calcext:value-type="float">
            <text:p>99609913.0148023</text:p>
          </table:table-cell>
          <table:table-cell table:style-name="ce6" office:value-type="float" office:value="102255759.970133" calcext:value-type="float">
            <text:p>102255759.970133</text:p>
          </table:table-cell>
          <table:table-cell table:style-name="ce6" office:value-type="float" office:value="105335448.237844" calcext:value-type="float">
            <text:p>105335448.237844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9]-[.B10])/[.B9])*100" office:value-type="float" office:value="7.20054137164715" calcext:value-type="float">
            <text:p>7.20</text:p>
          </table:table-cell>
          <table:table-cell table:style-name="ce15" table:formula="of:=(([.C9]-[.C10])/[.C9])*100" office:value-type="float" office:value="8.36926626423408" calcext:value-type="float">
            <text:p>8.37</text:p>
          </table:table-cell>
          <table:table-cell table:style-name="ce15" table:formula="of:=(([.D9]-[.D10])/[.D9])*100" office:value-type="float" office:value="6.29642614479763" calcext:value-type="float">
            <text:p>6.30</text:p>
          </table:table-cell>
          <table:table-cell table:formula="of:=(([.E9]-[.E10])/[.E9])*100" office:value-type="float" office:value="8.83175685274849" calcext:value-type="float">
            <text:p>8.83</text:p>
          </table:table-cell>
          <table:table-cell table:style-name="ce15" table:formula="of:=(([.F9]-[.F10])/[.F9])*100" office:value-type="float" office:value="8.49040278829969" calcext:value-type="float">
            <text:p>8.49</text:p>
          </table:table-cell>
          <table:table-cell table:style-name="ce15" table:formula="of:=(([.G9]-[.G10])/[.G9])*100" office:value-type="float" office:value="5.28962043375824" calcext:value-type="float">
            <text:p>5.2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9429259.115128" calcext:value-type="float">
            <text:p>109429259.115128</text:p>
          </table:table-cell>
          <table:table-cell table:style-name="ce6" office:value-type="float" office:value="111004234.510093" calcext:value-type="float">
            <text:p>111004234.510093</text:p>
          </table:table-cell>
          <table:table-cell table:style-name="ce6" office:value-type="float" office:value="110778313.91191" calcext:value-type="float">
            <text:p>110778313.91191</text:p>
          </table:table-cell>
          <table:table-cell table:style-name="ce6" office:value-type="float" office:value="110106041.232521" calcext:value-type="float">
            <text:p>110106041.232521</text:p>
          </table:table-cell>
          <table:table-cell table:style-name="ce6" office:value-type="float" office:value="107987959.877032" calcext:value-type="float">
            <text:p>107987959.877032</text:p>
          </table:table-cell>
          <table:table-cell table:style-name="ce6" office:value-type="float" office:value="110330563.40469" calcext:value-type="float">
            <text:p>110330563.404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string" calcext:value-type="string">
            <text:p><text:span text:style-name="T1"> </text:span><text:span text:style-name="T2">103979638.15903191</text:span></text:p>
          </table:table-cell>
          <table:table-cell table:style-name="ce6" office:value-type="float" office:value="101366595.356286" calcext:value-type="float">
            <text:p>101366595.356286</text:p>
          </table:table-cell>
          <table:table-cell table:style-name="ce6" office:value-type="float" office:value="102605978.515632" calcext:value-type="float">
            <text:p>102605978.515632</text:p>
          </table:table-cell>
          <table:table-cell table:style-name="ce6" office:value-type="float" office:value="100605341.928382" calcext:value-type="float">
            <text:p>100605341.928382</text:p>
          </table:table-cell>
          <table:table-cell table:style-name="ce6" office:value-type="float" office:value="103299909.271958" calcext:value-type="float">
            <text:p>103299909.271958</text:p>
          </table:table-cell>
          <table:table-cell table:style-name="ce6" office:value-type="float" office:value="108912194.665422" calcext:value-type="float">
            <text:p>108912194.665422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15]-[.B16])/[.B15])*100" office:value-type="float" office:value="4.9800400735261" calcext:value-type="float">
            <text:p>4.98</text:p>
          </table:table-cell>
          <table:table-cell table:style-name="ce15" table:formula="of:=(([.C15]-[.C16])/[.C15])*100" office:value-type="float" office:value="8.68222658022177" calcext:value-type="float">
            <text:p>8.68</text:p>
          </table:table-cell>
          <table:table-cell table:style-name="ce15" table:formula="of:=(([.D15]-[.D16])/[.D15])*100" office:value-type="float" office:value="7.37719785370318" calcext:value-type="float">
            <text:p>7.38</text:p>
          </table:table-cell>
          <table:table-cell table:formula="of:=(([.E15]-[.E16])/[.E15])*100" office:value-type="float" office:value="8.62868122201897" calcext:value-type="float">
            <text:p>8.63</text:p>
          </table:table-cell>
          <table:table-cell table:style-name="ce15" table:formula="of:=(([.F15]-[.F16])/[.F15])*100" office:value-type="float" office:value="4.34127157362022" calcext:value-type="float">
            <text:p>4.34</text:p>
          </table:table-cell>
          <table:table-cell table:style-name="ce15" table:formula="of:=(([.G15]-[.G16])/[.G15])*100" office:value-type="float" office:value="1.28556285357254" calcext:value-type="float">
            <text:p>1.29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Run Time</text:p>
          </table:table-cell>
          <table:table-cell table:style-name="ce18" table:formula="of:=AVERAGE([.B2];[.B8];[.B14])" office:value-type="float" office:value="63.3333333333333" calcext:value-type="float">
            <text:p>63.33</text:p>
          </table:table-cell>
          <table:table-cell table:style-name="ce18" table:formula="of:=AVERAGE([.C2];[.C8];[.C14])" office:value-type="float" office:value="78.3333333333333" calcext:value-type="float">
            <text:p>78.33</text:p>
          </table:table-cell>
          <table:table-cell table:style-name="ce18" table:formula="of:=AVERAGE([.D2];[.D8];[.D14])" office:value-type="float" office:value="65" calcext:value-type="float">
            <text:p>65.00</text:p>
          </table:table-cell>
          <table:table-cell table:style-name="ce18" table:formula="of:=AVERAGE([.E2];[.E8];[.E14])" office:value-type="float" office:value="91" calcext:value-type="float">
            <text:p>91.00</text:p>
          </table:table-cell>
          <table:table-cell table:style-name="ce18" table:formula="of:=AVERAGE([.F2];[.F8];[.F14])" office:value-type="float" office:value="93" calcext:value-type="float">
            <text:p>93.00</text:p>
          </table:table-cell>
          <table:table-cell table:style-name="ce18" table:formula="of:=AVERAGE([.G2];[.G8];[.G14])" office:value-type="float" office:value="67.3333333333333" calcext:value-type="float">
            <text:p>67.33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Best</text:p>
          </table:table-cell>
          <table:table-cell table:style-name="ce10" table:formula="of:=AVERAGE([.B4];[.B10];[.B16])" office:value-type="float" office:value="104163380.710884" calcext:value-type="float">
            <text:p>104163380.710884</text:p>
          </table:table-cell>
          <table:table-cell table:style-name="ce10" table:formula="of:=AVERAGE([.C4];[.C10];[.C16])" office:value-type="float" office:value="101332377.690411" calcext:value-type="float">
            <text:p>101332377.690411</text:p>
          </table:table-cell>
          <table:table-cell table:style-name="ce10" table:formula="of:=AVERAGE([.D4];[.D10];[.D16])" office:value-type="float" office:value="103036476.747813" calcext:value-type="float">
            <text:p>103036476.747813</text:p>
          </table:table-cell>
          <table:table-cell table:style-name="ce10" table:formula="of:=AVERAGE([.E4];[.E10];[.E16])" office:value-type="float" office:value="100199304.006635" calcext:value-type="float">
            <text:p>100199304.006635</text:p>
          </table:table-cell>
          <table:table-cell table:style-name="ce10" table:formula="of:=AVERAGE([.F4];[.F10];[.F16])" office:value-type="float" office:value="102774425.472218" calcext:value-type="float">
            <text:p>102774425.472218</text:p>
          </table:table-cell>
          <table:table-cell table:style-name="ce10" table:formula="of:=AVERAGE([.G4];[.G10];[.G16])" office:value-type="float" office:value="106987422.296825" calcext:value-type="float">
            <text:p>106987422.296825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Improvement</text:p>
          </table:table-cell>
          <table:table-cell table:style-name="ce18" table:formula="of:=AVERAGE([.B5];[.B11];[.B17])" office:value-type="float" office:value="6.0026851095558" calcext:value-type="float">
            <text:p>6.00</text:p>
          </table:table-cell>
          <table:table-cell table:style-name="ce18" table:formula="of:=AVERAGE([.C5];[.C11];[.C17])" office:value-type="float" office:value="7.83089162115049" calcext:value-type="float">
            <text:p>7.83</text:p>
          </table:table-cell>
          <table:table-cell table:style-name="ce18" table:formula="of:=AVERAGE([.D5];[.D11];[.D17])" office:value-type="float" office:value="8.0407483766573" calcext:value-type="float">
            <text:p>8.04</text:p>
          </table:table-cell>
          <table:table-cell table:style-name="ce18" table:formula="of:=AVERAGE([.E5];[.E11];[.E17])" office:value-type="float" office:value="8.4350730626088" calcext:value-type="float">
            <text:p>8.44</text:p>
          </table:table-cell>
          <table:table-cell table:style-name="ce18" table:formula="of:=AVERAGE([.F5];[.F11];[.F17])" office:value-type="float" office:value="4.57818662930349" calcext:value-type="float">
            <text:p>4.58</text:p>
          </table:table-cell>
          <table:table-cell table:style-name="ce18" table:formula="of:=AVERAGE([.G5];[.G11];[.G17])" office:value-type="float" office:value="2.19172776244359" calcext:value-type="float">
            <text:p>2.1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opulation 400</text:p>
          </table:table-cell>
          <table:table-cell table:style-name="ce3" table:number-columns-repeated="3"/>
          <table:table-cell table:style-name="ce16"/>
          <table:table-cell table:style-name="ce3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36" calcext:value-type="float">
            <text:p>336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9919499.628167" calcext:value-type="float">
            <text:p>109919499.628167</text:p>
          </table:table-cell>
          <table:table-cell table:style-name="ce6" office:value-type="float" office:value="109863122.034262" calcext:value-type="float">
            <text:p>109863122.034262</text:p>
          </table:table-cell>
          <table:table-cell table:style-name="ce6" office:value-type="float" office:value="109645941.762519" calcext:value-type="float">
            <text:p>109645941.762519</text:p>
          </table:table-cell>
          <table:table-cell table:style-name="ce6" office:value-type="float" office:value="110827528.084609" calcext:value-type="float">
            <text:p>110827528.084609</text:p>
          </table:table-cell>
          <table:table-cell table:style-name="ce6" office:value-type="float" office:value="107173744.44915" calcext:value-type="float">
            <text:p>107173744.44915</text:p>
          </table:table-cell>
          <table:table-cell table:style-name="ce6" office:value-type="float" office:value="109437945.216138" calcext:value-type="float">
            <text:p>109437945.21613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0697007.464198" calcext:value-type="float">
            <text:p>100697007.464198</text:p>
          </table:table-cell>
          <table:table-cell table:style-name="ce6" office:value-type="float" office:value="102197984.608335" calcext:value-type="float">
            <text:p>102197984.608335</text:p>
          </table:table-cell>
          <table:table-cell table:style-name="ce6" office:value-type="float" office:value="102116139.661403" calcext:value-type="float">
            <text:p>102116139.661403</text:p>
          </table:table-cell>
          <table:table-cell table:style-name="ce6" office:value-type="float" office:value="98586661.9458835" calcext:value-type="float">
            <text:p>98586661.9458835</text:p>
          </table:table-cell>
          <table:table-cell table:style-name="ce6" office:value-type="float" office:value="103551479.697608" calcext:value-type="float">
            <text:p>103551479.697608</text:p>
          </table:table-cell>
          <table:table-cell table:style-name="ce6" office:value-type="float" office:value="109437945.216138" calcext:value-type="float">
            <text:p>109437945.21613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25]-[.B26])/[.B25])*100" office:value-type="float" office:value="8.39022393221097" calcext:value-type="float">
            <text:p>8.39</text:p>
          </table:table-cell>
          <table:table-cell table:style-name="ce15" table:formula="of:=(([.C25]-[.C26])/[.C25])*100" office:value-type="float" office:value="6.97698853263659" calcext:value-type="float">
            <text:p>6.98</text:p>
          </table:table-cell>
          <table:table-cell table:style-name="ce15" table:formula="of:=(([.D25]-[.D26])/[.D25])*100" office:value-type="float" office:value="6.86737874660671" calcext:value-type="float">
            <text:p>6.87</text:p>
          </table:table-cell>
          <table:table-cell table:formula="of:=(([.E25]-[.E26])/[.E25])*100" office:value-type="float" office:value="11.0449690165249" calcext:value-type="float">
            <text:p>11.04</text:p>
          </table:table-cell>
          <table:table-cell table:style-name="ce15" table:formula="of:=(([.F25]-[.F26])/[.F25])*100" office:value-type="float" office:value="3.37980609911473" calcext:value-type="float">
            <text:p>3.38</text:p>
          </table:table-cell>
          <table:table-cell table:style-name="ce15" table:formula="of:=(([.G25]-[.G26])/[.G25])*100" office:value-type="float" office:value="0" calcext:value-type="float">
            <text:p>0.00</text:p>
          </table:table-cell>
          <table:table-cell table:style-name="ce15"/>
          <table:table-cell table:number-columns-repeated="6"/>
          <table:table-cell table:style-name="ce15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10257692.641786" calcext:value-type="float">
            <text:p>110257692.641786</text:p>
          </table:table-cell>
          <table:table-cell table:style-name="ce6" office:value-type="float" office:value="110441235.33334" calcext:value-type="float">
            <text:p>110441235.33334</text:p>
          </table:table-cell>
          <table:table-cell table:style-name="ce6" office:value-type="float" office:value="109374210.72773" calcext:value-type="float">
            <text:p>109374210.72773</text:p>
          </table:table-cell>
          <table:table-cell table:style-name="ce6" office:value-type="float" office:value="109478142.582255" calcext:value-type="float">
            <text:p>109478142.582255</text:p>
          </table:table-cell>
          <table:table-cell table:style-name="ce6" office:value-type="float" office:value="109098528.441088" calcext:value-type="float">
            <text:p>109098528.441088</text:p>
          </table:table-cell>
          <table:table-cell table:style-name="ce6" office:value-type="float" office:value="109574146.101933" calcext:value-type="float">
            <text:p>109574146.1019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0279340.719392" calcext:value-type="float">
            <text:p>100279340.719392</text:p>
          </table:table-cell>
          <table:table-cell table:style-name="ce6" office:value-type="float" office:value="103020735.97998" calcext:value-type="float">
            <text:p>103020735.97998</text:p>
          </table:table-cell>
          <table:table-cell table:style-name="ce6" office:value-type="float" office:value="102705489.604411" calcext:value-type="float">
            <text:p>102705489.604411</text:p>
          </table:table-cell>
          <table:table-cell table:style-name="ce6" office:value-type="float" office:value="95347503.0994922" calcext:value-type="float">
            <text:p>95347503.0994922</text:p>
          </table:table-cell>
          <table:table-cell table:style-name="ce6" office:value-type="float" office:value="98750001.8862013" calcext:value-type="float">
            <text:p>98750001.8862013</text:p>
          </table:table-cell>
          <table:table-cell table:style-name="ce6" office:value-type="float" office:value="109574146.101933" calcext:value-type="float">
            <text:p>109574146.101933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31]-[.B32])/[.B31])*100" office:value-type="float" office:value="9.05002787861021" calcext:value-type="float">
            <text:p>9.05</text:p>
          </table:table-cell>
          <table:table-cell table:style-name="ce15" table:formula="of:=(([.C31]-[.C32])/[.C31])*100" office:value-type="float" office:value="6.7189572182555" calcext:value-type="float">
            <text:p>6.72</text:p>
          </table:table-cell>
          <table:table-cell table:style-name="ce15" table:formula="of:=(([.D31]-[.D32])/[.D31])*100" office:value-type="float" office:value="6.09716045395723" calcext:value-type="float">
            <text:p>6.10</text:p>
          </table:table-cell>
          <table:table-cell table:formula="of:=(([.E31]-[.E32])/[.E31])*100" office:value-type="float" office:value="12.9072700262026" calcext:value-type="float">
            <text:p>12.91</text:p>
          </table:table-cell>
          <table:table-cell table:style-name="ce15" table:formula="of:=(([.F31]-[.F32])/[.F31])*100" office:value-type="float" office:value="9.48548683722603" calcext:value-type="float">
            <text:p>9.49</text:p>
          </table:table-cell>
          <table:table-cell table:style-name="ce15" table:formula="of:=(([.G31]-[.G32])/[.G31])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27" calcext:value-type="float">
            <text:p>3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8025969.294326" calcext:value-type="float">
            <text:p>108025969.294326</text:p>
          </table:table-cell>
          <table:table-cell table:style-name="ce6" office:value-type="float" office:value="109451822.4022" calcext:value-type="float">
            <text:p>109451822.4022</text:p>
          </table:table-cell>
          <table:table-cell table:style-name="ce6" office:value-type="float" office:value="107321324.51066" calcext:value-type="float">
            <text:p>107321324.51066</text:p>
          </table:table-cell>
          <table:table-cell table:style-name="ce6" office:value-type="float" office:value="108783843.973276" calcext:value-type="float">
            <text:p>108783843.973276</text:p>
          </table:table-cell>
          <table:table-cell table:style-name="ce6" office:value-type="float" office:value="109187298.301254" calcext:value-type="float">
            <text:p>109187298.301254</text:p>
          </table:table-cell>
          <table:table-cell table:style-name="ce6" office:value-type="float" office:value="108863427.797359" calcext:value-type="float">
            <text:p>108863427.79735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4016437.512322" calcext:value-type="float">
            <text:p>104016437.512322</text:p>
          </table:table-cell>
          <table:table-cell table:style-name="ce6" office:value-type="float" office:value="100443745.071925" calcext:value-type="float">
            <text:p>100443745.071925</text:p>
          </table:table-cell>
          <table:table-cell table:style-name="ce6" office:value-type="float" office:value="103266110.44544" calcext:value-type="float">
            <text:p>103266110.44544</text:p>
          </table:table-cell>
          <table:table-cell table:style-name="ce6" office:value-type="float" office:value="96121822.7330776" calcext:value-type="float">
            <text:p>96121822.7330776</text:p>
          </table:table-cell>
          <table:table-cell table:style-name="ce6" office:value-type="float" office:value="100031240.916388" calcext:value-type="float">
            <text:p>100031240.916388</text:p>
          </table:table-cell>
          <table:table-cell table:style-name="ce6" office:value-type="float" office:value="108863427.797359" calcext:value-type="float">
            <text:p>108863427.797359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37]-[.B38])/[.B37])*100" office:value-type="float" office:value="3.71163694081717" calcext:value-type="float">
            <text:p>3.71</text:p>
          </table:table-cell>
          <table:table-cell table:style-name="ce15" table:formula="of:=(([.C37]-[.C38])/[.C37])*100" office:value-type="float" office:value="8.23017573629175" calcext:value-type="float">
            <text:p>8.23</text:p>
          </table:table-cell>
          <table:table-cell table:style-name="ce15" table:formula="of:=(([.D37]-[.D38])/[.D37])*100" office:value-type="float" office:value="3.77857250989965" calcext:value-type="float">
            <text:p>3.78</text:p>
          </table:table-cell>
          <table:table-cell table:formula="of:=(([.E37]-[.E38])/[.E37])*100" office:value-type="float" office:value="11.6396155694856" calcext:value-type="float">
            <text:p>11.64</text:p>
          </table:table-cell>
          <table:table-cell table:style-name="ce15" table:formula="of:=(([.F37]-[.F38])/[.F37])*100" office:value-type="float" office:value="8.38564331869804" calcext:value-type="float">
            <text:p>8.39</text:p>
          </table:table-cell>
          <table:table-cell table:style-name="ce15" table:formula="of:=(([.G37]-[.G38])/[.G37])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Run Time</text:p>
          </table:table-cell>
          <table:table-cell table:style-name="ce18" table:formula="of:=AVERAGE([.B24];[.B30];[.B36])" office:value-type="float" office:value="258.333333333333" calcext:value-type="float">
            <text:p>258.33</text:p>
          </table:table-cell>
          <table:table-cell table:style-name="ce18" table:formula="of:=AVERAGE([.C24];[.C30];[.C36])" office:value-type="float" office:value="105.666666666667" calcext:value-type="float">
            <text:p>105.67</text:p>
          </table:table-cell>
          <table:table-cell table:style-name="ce18" table:formula="of:=AVERAGE([.D24];[.D30];[.D36])" office:value-type="float" office:value="285" calcext:value-type="float">
            <text:p>285.00</text:p>
          </table:table-cell>
          <table:table-cell table:style-name="ce18" table:formula="of:=AVERAGE([.E24];[.E30];[.E36])" office:value-type="float" office:value="128.333333333333" calcext:value-type="float">
            <text:p>128.33</text:p>
          </table:table-cell>
          <table:table-cell table:style-name="ce18" table:formula="of:=AVERAGE([.F24];[.F30];[.F36])" office:value-type="float" office:value="132.666666666667" calcext:value-type="float">
            <text:p>132.67</text:p>
          </table:table-cell>
          <table:table-cell table:style-name="ce18" table:formula="of:=AVERAGE([.G24];[.G30];[.G36])" office:value-type="float" office:value="336" calcext:value-type="float">
            <text:p>336.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Best</text:p>
          </table:table-cell>
          <table:table-cell table:style-name="ce10" table:formula="of:=AVERAGE([.B26];[.B32];[.B38])" office:value-type="float" office:value="101664261.898637" calcext:value-type="float">
            <text:p>101664261.898637</text:p>
          </table:table-cell>
          <table:table-cell table:style-name="ce10" table:formula="of:=AVERAGE([.C26];[.C32];[.C38])" office:value-type="float" office:value="101887488.553413" calcext:value-type="float">
            <text:p>101887488.553413</text:p>
          </table:table-cell>
          <table:table-cell table:style-name="ce10" table:formula="of:=AVERAGE([.D26];[.D32];[.D38])" office:value-type="float" office:value="102695913.237085" calcext:value-type="float">
            <text:p>102695913.237085</text:p>
          </table:table-cell>
          <table:table-cell table:style-name="ce10" table:formula="of:=AVERAGE([.E26];[.E32];[.E38])" office:value-type="float" office:value="96685329.2594844" calcext:value-type="float">
            <text:p>96685329.2594844</text:p>
          </table:table-cell>
          <table:table-cell table:style-name="ce10" table:formula="of:=AVERAGE([.F26];[.F32];[.F38])" office:value-type="float" office:value="100777574.166732" calcext:value-type="float">
            <text:p>100777574.166732</text:p>
          </table:table-cell>
          <table:table-cell table:style-name="ce10" table:formula="of:=AVERAGE([.G26];[.G32];[.G38])" office:value-type="float" office:value="109291839.705143" calcext:value-type="float">
            <text:p>109291839.705143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Improvement</text:p>
          </table:table-cell>
          <table:table-cell table:style-name="ce18" table:formula="of:=AVERAGE([.B27];[.B33];[.B39])" office:value-type="float" office:value="7.05062958387945" calcext:value-type="float">
            <text:p>7.05</text:p>
          </table:table-cell>
          <table:table-cell table:style-name="ce18" table:formula="of:=AVERAGE([.C27];[.C33];[.C39])" office:value-type="float" office:value="7.30870716239461" calcext:value-type="float">
            <text:p>7.31</text:p>
          </table:table-cell>
          <table:table-cell table:style-name="ce18" table:formula="of:=AVERAGE([.D27];[.D33];[.D39])" office:value-type="float" office:value="5.5810372368212" calcext:value-type="float">
            <text:p>5.58</text:p>
          </table:table-cell>
          <table:table-cell table:style-name="ce18" table:formula="of:=AVERAGE([.E27];[.E33];[.E39])" office:value-type="float" office:value="11.8639515374044" calcext:value-type="float">
            <text:p>11.86</text:p>
          </table:table-cell>
          <table:table-cell table:style-name="ce18" table:formula="of:=AVERAGE([.F27];[.F33];[.F39])" office:value-type="float" office:value="7.08364541834626" calcext:value-type="float">
            <text:p>7.08</text:p>
          </table:table-cell>
          <table:table-cell table:style-name="ce18" table:formula="of:=AVERAGE([.G27];[.G33];[.G39])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4" office:value-type="string" calcext:value-type="string">
            <text:p>Population 100</text:p>
          </table:table-cell>
          <table:table-cell table:style-name="ce4" table:number-columns-repeated="3"/>
          <table:table-cell table:style-name="ce16"/>
          <table:table-cell table:style-name="ce3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8" calcext:value-type="float">
            <text:p>6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11529237.597618" calcext:value-type="float">
            <text:p>111529237.597618</text:p>
          </table:table-cell>
          <table:table-cell table:style-name="ce6" office:value-type="float" office:value="113903391.692222" calcext:value-type="float">
            <text:p>113903391.692222</text:p>
          </table:table-cell>
          <table:table-cell table:style-name="ce6" office:value-type="float" office:value="113678463.577162" calcext:value-type="float">
            <text:p>113678463.577162</text:p>
          </table:table-cell>
          <table:table-cell table:style-name="ce6" office:value-type="float" office:value="110974617.248596" calcext:value-type="float">
            <text:p>110974617.248596</text:p>
          </table:table-cell>
          <table:table-cell table:style-name="ce6" office:value-type="float" office:value="111320563.130241" calcext:value-type="float">
            <text:p>111320563.130241</text:p>
          </table:table-cell>
          <table:table-cell table:style-name="ce6" office:value-type="float" office:value="110550945.980378" calcext:value-type="float">
            <text:p>110550945.98037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5753281.583507" calcext:value-type="float">
            <text:p>105753281.583507</text:p>
          </table:table-cell>
          <table:table-cell table:style-name="ce6" office:value-type="float" office:value="101924283.995421" calcext:value-type="float">
            <text:p>101924283.995421</text:p>
          </table:table-cell>
          <table:table-cell table:style-name="ce6" office:value-type="float" office:value="104007012.60592" calcext:value-type="float">
            <text:p>104007012.60592</text:p>
          </table:table-cell>
          <table:table-cell table:style-name="ce6" office:value-type="float" office:value="97481168.7557805" calcext:value-type="float">
            <text:p>97481168.7557805</text:p>
          </table:table-cell>
          <table:table-cell table:style-name="ce6" office:value-type="float" office:value="105721416.369345" calcext:value-type="float">
            <text:p>105721416.369345</text:p>
          </table:table-cell>
          <table:table-cell table:style-name="ce6" office:value-type="float" office:value="110550945.980378" calcext:value-type="float">
            <text:p>110550945.980378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47]-[.B48])/[.B47])*100" office:value-type="float" office:value="5.17887160221595" calcext:value-type="float">
            <text:p>5.18</text:p>
          </table:table-cell>
          <table:table-cell table:style-name="ce15" table:formula="of:=(([.C47]-[.C48])/[.C47])*100" office:value-type="float" office:value="10.5169016644998" calcext:value-type="float">
            <text:p>10.52</text:p>
          </table:table-cell>
          <table:table-cell table:style-name="ce15" table:formula="of:=(([.D47]-[.D48])/[.D47])*100" office:value-type="float" office:value="8.50772491719794" calcext:value-type="float">
            <text:p>8.51</text:p>
          </table:table-cell>
          <table:table-cell table:formula="of:=(([.E47]-[.E48])/[.E47])*100" office:value-type="float" office:value="12.1590403529742" calcext:value-type="float">
            <text:p>12.16</text:p>
          </table:table-cell>
          <table:table-cell table:style-name="ce15" table:formula="of:=(([.F47]-[.F48])/[.F47])*100" office:value-type="float" office:value="5.02975066191968" calcext:value-type="float">
            <text:p>5.03</text:p>
          </table:table-cell>
          <table:table-cell table:style-name="ce15" table:formula="of:=(([.G47]-[.G48])/[.G47])*100" office:value-type="float" office:value="0" calcext:value-type="float">
            <text:p>0.00</text:p>
          </table:table-cell>
          <table:table-cell table:style-name="ce15"/>
          <table:table-cell table:number-columns-repeated="6"/>
          <table:table-cell table:style-name="ce15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8829295.140042" calcext:value-type="float">
            <text:p>108829295.140042</text:p>
          </table:table-cell>
          <table:table-cell table:style-name="ce6" office:value-type="float" office:value="110387269.712681" calcext:value-type="float">
            <text:p>110387269.712681</text:p>
          </table:table-cell>
          <table:table-cell table:style-name="ce6" office:value-type="float" office:value="111397867.967366" calcext:value-type="float">
            <text:p>111397867.967366</text:p>
          </table:table-cell>
          <table:table-cell table:style-name="ce6" office:value-type="float" office:value="113758040.466151" calcext:value-type="float">
            <text:p>113758040.466151</text:p>
          </table:table-cell>
          <table:table-cell table:style-name="ce6" office:value-type="float" office:value="107031961.945045" calcext:value-type="float">
            <text:p>107031961.945045</text:p>
          </table:table-cell>
          <table:table-cell table:style-name="ce6" office:value-type="float" office:value="114022501.464114" calcext:value-type="float">
            <text:p>114022501.4641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2044172.593024" calcext:value-type="float">
            <text:p>102044172.593024</text:p>
          </table:table-cell>
          <table:table-cell table:style-name="ce6" office:value-type="float" office:value="103576851.730826" calcext:value-type="float">
            <text:p>103576851.730826</text:p>
          </table:table-cell>
          <table:table-cell table:style-name="ce6" office:value-type="float" office:value="103628442.136203" calcext:value-type="float">
            <text:p>103628442.136203</text:p>
          </table:table-cell>
          <table:table-cell table:style-name="ce6" office:value-type="float" office:value="102026940.410423" calcext:value-type="float">
            <text:p>102026940.410423</text:p>
          </table:table-cell>
          <table:table-cell table:style-name="ce6" office:value-type="float" office:value="103661014.716388" calcext:value-type="float">
            <text:p>103661014.716388</text:p>
          </table:table-cell>
          <table:table-cell table:style-name="ce6" office:value-type="float" office:value="108809646.571734" calcext:value-type="float">
            <text:p>108809646.571734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53]-[.B54])/[.B53])*100" office:value-type="float" office:value="6.23464714926884" calcext:value-type="float">
            <text:p>6.23</text:p>
          </table:table-cell>
          <table:table-cell table:style-name="ce15" table:formula="of:=(([.C53]-[.C54])/[.C53])*100" office:value-type="float" office:value="6.16956828407962" calcext:value-type="float">
            <text:p>6.17</text:p>
          </table:table-cell>
          <table:table-cell table:style-name="ce15" table:formula="of:=(([.D53]-[.D54])/[.D53])*100" office:value-type="float" office:value="6.97448341959205" calcext:value-type="float">
            <text:p>6.97</text:p>
          </table:table-cell>
          <table:table-cell table:formula="of:=(([.E53]-[.E54])/[.E53])*100" office:value-type="float" office:value="10.3123260629816" calcext:value-type="float">
            <text:p>10.31</text:p>
          </table:table-cell>
          <table:table-cell table:style-name="ce15" table:formula="of:=(([.F53]-[.F54])/[.F53])*100" office:value-type="float" office:value="3.14947719111025" calcext:value-type="float">
            <text:p>3.15</text:p>
          </table:table-cell>
          <table:table-cell table:style-name="ce15" table:formula="of:=(([.G53]-[.G54])/[.G53])*100" office:value-type="float" office:value="4.5717773469657" calcext:value-type="float">
            <text:p>4.57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10749614.154982" calcext:value-type="float">
            <text:p>110749614.154982</text:p>
          </table:table-cell>
          <table:table-cell table:style-name="ce6" office:value-type="float" office:value="111560088.321369" calcext:value-type="float">
            <text:p>111560088.321369</text:p>
          </table:table-cell>
          <table:table-cell table:style-name="ce6" office:value-type="float" office:value="109977698.007253" calcext:value-type="float">
            <text:p>109977698.007253</text:p>
          </table:table-cell>
          <table:table-cell table:style-name="ce6" office:value-type="float" office:value="111694677.534919" calcext:value-type="float">
            <text:p>111694677.534919</text:p>
          </table:table-cell>
          <table:table-cell table:style-name="ce6" office:value-type="float" office:value="109038727.107981" calcext:value-type="float">
            <text:p>109038727.107981</text:p>
          </table:table-cell>
          <table:table-cell table:style-name="ce6" office:value-type="float" office:value="111902796.009472" calcext:value-type="float">
            <text:p>111902796.00947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3998092.349012" calcext:value-type="float">
            <text:p>103998092.349012</text:p>
          </table:table-cell>
          <table:table-cell table:style-name="ce6" office:value-type="float" office:value="103656582.730221" calcext:value-type="float">
            <text:p>103656582.730221</text:p>
          </table:table-cell>
          <table:table-cell table:style-name="ce6" office:value-type="float" office:value="104507115.440151" calcext:value-type="float">
            <text:p>104507115.440151</text:p>
          </table:table-cell>
          <table:table-cell table:style-name="ce6" office:value-type="float" office:value="101568937.471364" calcext:value-type="float">
            <text:p>101568937.471364</text:p>
          </table:table-cell>
          <table:table-cell table:style-name="ce6" office:value-type="float" office:value="104017745.816019" calcext:value-type="float">
            <text:p>104017745.816019</text:p>
          </table:table-cell>
          <table:table-cell table:style-name="ce6" office:value-type="float" office:value="109993572.954042" calcext:value-type="float">
            <text:p>109993572.954042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59]-[.B60])/[.B59])*100" office:value-type="float" office:value="6.09620345631361" calcext:value-type="float">
            <text:p>6.10</text:p>
          </table:table-cell>
          <table:table-cell table:style-name="ce15" table:formula="of:=(([.C59]-[.C60])/[.C59])*100" office:value-type="float" office:value="7.08452790784866" calcext:value-type="float">
            <text:p>7.08</text:p>
          </table:table-cell>
          <table:table-cell table:style-name="ce15" table:formula="of:=(([.D59]-[.D60])/[.D59])*100" office:value-type="float" office:value="4.97426538855288" calcext:value-type="float">
            <text:p>4.97</text:p>
          </table:table-cell>
          <table:table-cell table:formula="of:=(([.E59]-[.E60])/[.E59])*100" office:value-type="float" office:value="9.0655528866981" calcext:value-type="float">
            <text:p>9.07</text:p>
          </table:table-cell>
          <table:table-cell table:style-name="ce15" table:formula="of:=(([.F59]-[.F60])/[.F59])*100" office:value-type="float" office:value="4.60476880566454" calcext:value-type="float">
            <text:p>4.60</text:p>
          </table:table-cell>
          <table:table-cell table:style-name="ce15" table:formula="of:=(([.G59]-[.G60])/[.G59])*100" office:value-type="float" office:value="1.7061441925619" calcext:value-type="float">
            <text:p>1.71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Run Time</text:p>
          </table:table-cell>
          <table:table-cell table:style-name="ce18" table:formula="of:=AVERAGE([.B46];[.B52];[.B58])" office:value-type="float" office:value="63.6666666666667" calcext:value-type="float">
            <text:p>63.67</text:p>
          </table:table-cell>
          <table:table-cell table:style-name="ce18" table:formula="of:=AVERAGE([.C46];[.C52];[.C58])" office:value-type="float" office:value="25.3333333333333" calcext:value-type="float">
            <text:p>25.33</text:p>
          </table:table-cell>
          <table:table-cell table:style-name="ce18" table:formula="of:=AVERAGE([.D46];[.D52];[.D58])" office:value-type="float" office:value="65.3333333333333" calcext:value-type="float">
            <text:p>65.33</text:p>
          </table:table-cell>
          <table:table-cell table:style-name="ce18" table:formula="of:=AVERAGE([.E46];[.E52];[.E58])" office:value-type="float" office:value="27" calcext:value-type="float">
            <text:p>27.00</text:p>
          </table:table-cell>
          <table:table-cell table:style-name="ce18" table:formula="of:=AVERAGE([.F46];[.F52];[.F58])" office:value-type="float" office:value="27.3333333333333" calcext:value-type="float">
            <text:p>27.33</text:p>
          </table:table-cell>
          <table:table-cell table:style-name="ce18" table:formula="of:=AVERAGE([.G46];[.G52];[.G58])" office:value-type="float" office:value="67.6666666666667" calcext:value-type="float">
            <text:p>67.67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Best</text:p>
          </table:table-cell>
          <table:table-cell table:style-name="ce10" table:formula="of:=AVERAGE([.B48];[.B54];[.B60])" office:value-type="float" office:value="103931848.841848" calcext:value-type="float">
            <text:p>103931848.841848</text:p>
          </table:table-cell>
          <table:table-cell table:style-name="ce10" table:formula="of:=AVERAGE([.C48];[.C54];[.C60])" office:value-type="float" office:value="103052572.818823" calcext:value-type="float">
            <text:p>103052572.818823</text:p>
          </table:table-cell>
          <table:table-cell table:style-name="ce10" table:formula="of:=AVERAGE([.D48];[.D54];[.D60])" office:value-type="float" office:value="104047523.394091" calcext:value-type="float">
            <text:p>104047523.394091</text:p>
          </table:table-cell>
          <table:table-cell table:style-name="ce10" table:formula="of:=AVERAGE([.E48];[.E54];[.E60])" office:value-type="float" office:value="100359015.545856" calcext:value-type="float">
            <text:p>100359015.545856</text:p>
          </table:table-cell>
          <table:table-cell table:style-name="ce10" table:formula="of:=AVERAGE([.F48];[.F54];[.F60])" office:value-type="float" office:value="104466725.633917" calcext:value-type="float">
            <text:p>104466725.633917</text:p>
          </table:table-cell>
          <table:table-cell table:style-name="ce10" table:formula="of:=AVERAGE([.G48];[.G54];[.G60])" office:value-type="float" office:value="109784721.835385" calcext:value-type="float">
            <text:p>109784721.835385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Improvement</text:p>
          </table:table-cell>
          <table:table-cell table:style-name="ce18" table:formula="of:=AVERAGE([.B49];[.B55];[.B61])" office:value-type="float" office:value="5.83657406926614" calcext:value-type="float">
            <text:p>5.84</text:p>
          </table:table-cell>
          <table:table-cell table:style-name="ce18" table:formula="of:=AVERAGE([.C49];[.C55];[.C61])" office:value-type="float" office:value="7.92366595214268" calcext:value-type="float">
            <text:p>7.92</text:p>
          </table:table-cell>
          <table:table-cell table:style-name="ce18" table:formula="of:=AVERAGE([.D49];[.D55];[.D61])" office:value-type="float" office:value="6.81882457511429" calcext:value-type="float">
            <text:p>6.82</text:p>
          </table:table-cell>
          <table:table-cell table:style-name="ce18" table:formula="of:=AVERAGE([.E49];[.E55];[.E61])" office:value-type="float" office:value="10.512306434218" calcext:value-type="float">
            <text:p>10.51</text:p>
          </table:table-cell>
          <table:table-cell table:style-name="ce18" table:formula="of:=AVERAGE([.F49];[.F55];[.F61])" office:value-type="float" office:value="4.26133221956482" calcext:value-type="float">
            <text:p>4.26</text:p>
          </table:table-cell>
          <table:table-cell table:style-name="ce18" table:formula="of:=AVERAGE([.G49];[.G55];[.G61])" office:value-type="float" office:value="2.09264051317587" calcext:value-type="float">
            <text:p>2.0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5" office:value-type="string" calcext:value-type="string">
            <text:p>Mutation 0.5</text:p>
          </table:table-cell>
          <table:table-cell table:style-name="ce5" table:number-columns-repeated="3"/>
          <table:table-cell table:style-name="ce16"/>
          <table:table-cell table:style-name="ce3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19" calcext:value-type="float">
            <text:p>219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8798884.632561" calcext:value-type="float">
            <text:p>108798884.632561</text:p>
          </table:table-cell>
          <table:table-cell table:style-name="ce6" office:value-type="float" office:value="106583464.472165" calcext:value-type="float">
            <text:p>106583464.472165</text:p>
          </table:table-cell>
          <table:table-cell table:style-name="ce6" office:value-type="float" office:value="110456689.58687" calcext:value-type="float">
            <text:p>110456689.58687</text:p>
          </table:table-cell>
          <table:table-cell table:style-name="ce6" office:value-type="float" office:value="109613270.505956" calcext:value-type="float">
            <text:p>109613270.505956</text:p>
          </table:table-cell>
          <table:table-cell table:style-name="ce6" office:value-type="float" office:value="110078812.805607" calcext:value-type="float">
            <text:p>110078812.805607</text:p>
          </table:table-cell>
          <table:table-cell table:style-name="ce7" office:value-type="float" office:value="111609370.841863" calcext:value-type="float">
            <text:p>111609370.841863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3718148.940862" calcext:value-type="float">
            <text:p>103718148.940862</text:p>
          </table:table-cell>
          <table:table-cell table:style-name="ce6" office:value-type="float" office:value="101608477.338846" calcext:value-type="float">
            <text:p>101608477.338846</text:p>
          </table:table-cell>
          <table:table-cell table:style-name="ce6" office:value-type="float" office:value="101132840.373201" calcext:value-type="float">
            <text:p>101132840.373201</text:p>
          </table:table-cell>
          <table:table-cell table:style-name="ce6" office:value-type="float" office:value="101643071.662153" calcext:value-type="float">
            <text:p>101643071.662153</text:p>
          </table:table-cell>
          <table:table-cell table:style-name="ce6" office:value-type="float" office:value="103023056.16373" calcext:value-type="float">
            <text:p>103023056.16373</text:p>
          </table:table-cell>
          <table:table-cell table:style-name="ce6" office:value-type="float" office:value="110343530.046084" calcext:value-type="float">
            <text:p>110343530.046084</text:p>
          </table:table-cell>
          <table:table-cell table:style-name="ce2"/>
          <table:table-cell table:number-columns-repeated="6"/>
          <table:table-cell table:style-name="ce2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69]-[.B70])/[.B69])*100" office:value-type="float" office:value="4.66984170734637" calcext:value-type="float">
            <text:p>4.67</text:p>
          </table:table-cell>
          <table:table-cell table:style-name="ce15" table:formula="of:=(([.C69]-[.C70])/[.C69])*100" office:value-type="float" office:value="4.66769133275665" calcext:value-type="float">
            <text:p>4.67</text:p>
          </table:table-cell>
          <table:table-cell table:style-name="ce15" table:formula="of:=(([.D69]-[.D70])/[.D69])*100" office:value-type="float" office:value="8.44118110776455" calcext:value-type="float">
            <text:p>8.44</text:p>
          </table:table-cell>
          <table:table-cell table:formula="of:=(([.E69]-[.E70])/[.E69])*100" office:value-type="float" office:value="7.27119883113963" calcext:value-type="float">
            <text:p>7.27</text:p>
          </table:table-cell>
          <table:table-cell table:style-name="ce15" table:formula="of:=(([.F69]-[.F70])/[.F69])*100" office:value-type="float" office:value="6.40973177493936" calcext:value-type="float">
            <text:p>6.41</text:p>
          </table:table-cell>
          <table:table-cell table:style-name="ce15" table:formula="of:=(([.G69]-[.G70])/[.G69])*100" office:value-type="float" office:value="1.13417071185944" calcext:value-type="float">
            <text:p>1.13</text:p>
          </table:table-cell>
          <table:table-cell table:style-name="ce15"/>
          <table:table-cell table:number-columns-repeated="6"/>
          <table:table-cell table:style-name="ce15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9036207.474106" calcext:value-type="float">
            <text:p>109036207.474106</text:p>
          </table:table-cell>
          <table:table-cell table:style-name="ce6" office:value-type="float" office:value="108308497.784376" calcext:value-type="float">
            <text:p>108308497.784376</text:p>
          </table:table-cell>
          <table:table-cell table:style-name="ce6" office:value-type="float" office:value="107816236.507507" calcext:value-type="float">
            <text:p>107816236.507507</text:p>
          </table:table-cell>
          <table:table-cell table:style-name="ce6" office:value-type="float" office:value="107003511.864774" calcext:value-type="float">
            <text:p>107003511.864774</text:p>
          </table:table-cell>
          <table:table-cell table:style-name="ce6" office:value-type="float" office:value="104560427.908373" calcext:value-type="float">
            <text:p>104560427.908373</text:p>
          </table:table-cell>
          <table:table-cell table:style-name="ce6" office:value-type="float" office:value="105537211.290208" calcext:value-type="float">
            <text:p>105537211.29020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2018780.818315" calcext:value-type="float">
            <text:p>102018780.818315</text:p>
          </table:table-cell>
          <table:table-cell table:style-name="ce6" office:value-type="float" office:value="104392487.275674" calcext:value-type="float">
            <text:p>104392487.275674</text:p>
          </table:table-cell>
          <table:table-cell table:style-name="ce6" office:value-type="float" office:value="101649100.720432" calcext:value-type="float">
            <text:p>101649100.720432</text:p>
          </table:table-cell>
          <table:table-cell table:style-name="ce6" office:value-type="float" office:value="98673243.8255933" calcext:value-type="float">
            <text:p>98673243.8255933</text:p>
          </table:table-cell>
          <table:table-cell table:style-name="ce6" office:value-type="float" office:value="102008917.636734" calcext:value-type="float">
            <text:p>102008917.636734</text:p>
          </table:table-cell>
          <table:table-cell table:style-name="ce6" office:value-type="float" office:value="105537211.290208" calcext:value-type="float">
            <text:p>105537211.290208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75]-[.B76])/[.B75])*100" office:value-type="float" office:value="6.43586824812987" calcext:value-type="float">
            <text:p>6.44</text:p>
          </table:table-cell>
          <table:table-cell table:style-name="ce15" table:formula="of:=(([.C75]-[.C76])/[.C75])*100" office:value-type="float" office:value="3.61560781361599" calcext:value-type="float">
            <text:p>3.62</text:p>
          </table:table-cell>
          <table:table-cell table:style-name="ce15" table:formula="of:=(([.D75]-[.D76])/[.D75])*100" office:value-type="float" office:value="5.72004364727162" calcext:value-type="float">
            <text:p>5.72</text:p>
          </table:table-cell>
          <table:table-cell table:formula="of:=(([.E75]-[.E76])/[.E75])*100" office:value-type="float" office:value="7.78504171873173" calcext:value-type="float">
            <text:p>7.79</text:p>
          </table:table-cell>
          <table:table-cell table:style-name="ce15" table:formula="of:=(([.F75]-[.F76])/[.F75])*100" office:value-type="float" office:value="2.44022554486379" calcext:value-type="float">
            <text:p>2.44</text:p>
          </table:table-cell>
          <table:table-cell table:style-name="ce15" table:formula="of:=(([.G75]-[.G76])/[.G75])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6" office:value-type="float" office:value="108815036.127086" calcext:value-type="float">
            <text:p>108815036.127086</text:p>
          </table:table-cell>
          <table:table-cell table:style-name="ce6" office:value-type="float" office:value="109111143.038363" calcext:value-type="float">
            <text:p>109111143.038363</text:p>
          </table:table-cell>
          <table:table-cell table:style-name="ce6" office:value-type="float" office:value="110281840.590277" calcext:value-type="float">
            <text:p>110281840.590277</text:p>
          </table:table-cell>
          <table:table-cell table:style-name="ce6" office:value-type="float" office:value="111456487.103784" calcext:value-type="float">
            <text:p>111456487.103784</text:p>
          </table:table-cell>
          <table:table-cell table:style-name="ce6" office:value-type="float" office:value="110225134.390687" calcext:value-type="float">
            <text:p>110225134.390687</text:p>
          </table:table-cell>
          <table:table-cell table:style-name="ce6" office:value-type="float" office:value="111530999.209681" calcext:value-type="float">
            <text:p>111530999.20968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6" office:value-type="float" office:value="102897783.645376" calcext:value-type="float">
            <text:p>102897783.645376</text:p>
          </table:table-cell>
          <table:table-cell table:style-name="ce6" office:value-type="float" office:value="101345754.289198" calcext:value-type="float">
            <text:p>101345754.289198</text:p>
          </table:table-cell>
          <table:table-cell table:style-name="ce6" office:value-type="float" office:value="102880394.684506" calcext:value-type="float">
            <text:p>102880394.684506</text:p>
          </table:table-cell>
          <table:table-cell table:style-name="ce6" office:value-type="float" office:value="100790957.527907" calcext:value-type="float">
            <text:p>100790957.527907</text:p>
          </table:table-cell>
          <table:table-cell table:style-name="ce6" office:value-type="float" office:value="104494259.55014" calcext:value-type="float">
            <text:p>104494259.55014</text:p>
          </table:table-cell>
          <table:table-cell table:style-name="ce6" office:value-type="float" office:value="111530999.209681" calcext:value-type="float">
            <text:p>111530999.209681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mprovement (%)</text:p>
          </table:table-cell>
          <table:table-cell table:style-name="ce15" table:formula="of:=(([.B81]-[.B82])/[.B81])*100" office:value-type="float" office:value="5.43789966195406" calcext:value-type="float">
            <text:p>5.44</text:p>
          </table:table-cell>
          <table:table-cell table:style-name="ce15" table:formula="of:=(([.C81]-[.C82])/[.C81])*100" office:value-type="float" office:value="7.11695298291827" calcext:value-type="float">
            <text:p>7.12</text:p>
          </table:table-cell>
          <table:table-cell table:style-name="ce15" table:formula="of:=(([.D81]-[.D82])/[.D81])*100" office:value-type="float" office:value="6.71139134616833" calcext:value-type="float">
            <text:p>6.71</text:p>
          </table:table-cell>
          <table:table-cell table:formula="of:=(([.E81]-[.E82])/[.E81])*100" office:value-type="float" office:value="9.56923177198799" calcext:value-type="float">
            <text:p>9.57</text:p>
          </table:table-cell>
          <table:table-cell table:style-name="ce15" table:formula="of:=(([.F81]-[.F82])/[.F81])*100" office:value-type="float" office:value="5.19924504717249" calcext:value-type="float">
            <text:p>5.20</text:p>
          </table:table-cell>
          <table:table-cell table:style-name="ce15" table:formula="of:=(([.G81]-[.G82])/[.G81])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Run Time</text:p>
          </table:table-cell>
          <table:table-cell table:style-name="ce18" table:formula="of:=AVERAGE([.B68];[.B74];[.B80])" office:value-type="float" office:value="183.666666666667" calcext:value-type="float">
            <text:p>183.67</text:p>
          </table:table-cell>
          <table:table-cell table:style-name="ce18" table:formula="of:=AVERAGE([.C68];[.C74];[.C80])" office:value-type="float" office:value="73" calcext:value-type="float">
            <text:p>73.00</text:p>
          </table:table-cell>
          <table:table-cell table:style-name="ce18" table:formula="of:=AVERAGE([.D68];[.D74];[.D80])" office:value-type="float" office:value="199.666666666667" calcext:value-type="float">
            <text:p>199.67</text:p>
          </table:table-cell>
          <table:table-cell table:style-name="ce18" table:formula="of:=AVERAGE([.E68];[.E74];[.E80])" office:value-type="float" office:value="85.3333333333333" calcext:value-type="float">
            <text:p>85.33</text:p>
          </table:table-cell>
          <table:table-cell table:style-name="ce18" table:formula="of:=AVERAGE([.F68];[.F74];[.F80])" office:value-type="float" office:value="90" calcext:value-type="float">
            <text:p>90.00</text:p>
          </table:table-cell>
          <table:table-cell table:style-name="ce18" table:formula="of:=AVERAGE([.G68];[.G74];[.G80])" office:value-type="float" office:value="219.333333333333" calcext:value-type="float">
            <text:p>219.33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Best</text:p>
          </table:table-cell>
          <table:table-cell table:style-name="ce10" table:formula="of:=AVERAGE([.B70];[.B76];[.B82])" office:value-type="float" office:value="102878237.801518" calcext:value-type="float">
            <text:p>102878237.801518</text:p>
          </table:table-cell>
          <table:table-cell table:style-name="ce10" table:formula="of:=AVERAGE([.C70];[.C76];[.C82])" office:value-type="float" office:value="102448906.301239" calcext:value-type="float">
            <text:p>102448906.301239</text:p>
          </table:table-cell>
          <table:table-cell table:style-name="ce10" table:formula="of:=AVERAGE([.D70];[.D76];[.D82])" office:value-type="float" office:value="101887445.25938" calcext:value-type="float">
            <text:p>101887445.25938</text:p>
          </table:table-cell>
          <table:table-cell table:style-name="ce10" table:formula="of:=AVERAGE([.E70];[.E76];[.E82])" office:value-type="float" office:value="100369091.005218" calcext:value-type="float">
            <text:p>100369091.005218</text:p>
          </table:table-cell>
          <table:table-cell table:style-name="ce10" table:formula="of:=AVERAGE([.F70];[.F76];[.F82])" office:value-type="float" office:value="103175411.116868" calcext:value-type="float">
            <text:p>103175411.116868</text:p>
          </table:table-cell>
          <table:table-cell table:style-name="ce10" table:formula="of:=AVERAGE([.G70];[.G76];[.G82])" office:value-type="float" office:value="109137246.848658" calcext:value-type="float">
            <text:p>109137246.848658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Average Improvement</text:p>
          </table:table-cell>
          <table:table-cell table:style-name="ce18" table:formula="of:=AVERAGE([.B71];[.B77];[.B83])" office:value-type="float" office:value="5.51453653914344" calcext:value-type="float">
            <text:p>5.51</text:p>
          </table:table-cell>
          <table:table-cell table:style-name="ce18" table:formula="of:=AVERAGE([.C71];[.C77];[.C83])" office:value-type="float" office:value="5.1334173764303" calcext:value-type="float">
            <text:p>5.13</text:p>
          </table:table-cell>
          <table:table-cell table:style-name="ce18" table:formula="of:=AVERAGE([.D71];[.D77];[.D83])" office:value-type="float" office:value="6.9575387004015" calcext:value-type="float">
            <text:p>6.96</text:p>
          </table:table-cell>
          <table:table-cell table:style-name="ce18" table:formula="of:=AVERAGE([.E71];[.E77];[.E83])" office:value-type="float" office:value="8.20849077395311" calcext:value-type="float">
            <text:p>8.21</text:p>
          </table:table-cell>
          <table:table-cell table:style-name="ce18" table:formula="of:=AVERAGE([.F71];[.F77];[.F83])" office:value-type="float" office:value="4.68306745565855" calcext:value-type="float">
            <text:p>4.68</text:p>
          </table:table-cell>
          <table:table-cell table:style-name="ce18" table:formula="of:=AVERAGE([.G71];[.G77];[.G83])" office:value-type="float" office:value="0.378056903953148" calcext:value-type="float">
            <text:p>0.38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10" office:value-type="string" calcext:value-type="string">
            <text:p>Best</text:p>
          </table:table-cell>
          <table:table-cell table:style-name="ce18" office:value-type="string" calcext:value-type="string">
            <text:p>Worst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MIN([.B4:.G4];[.B10:.G10];[.B16:.G16];[.B26:.G26];[.B32:.G32];[.B38:.G38];[.B48:.G48];[.B54:.G54];[.B60:.G60];[.B70:.G70];[.B76:.G76];[.B82:.G82])" office:value-type="float" office:value="95347503.0994922" calcext:value-type="float">
            <text:p>95347503.0994922</text:p>
          </table:table-cell>
          <table:table-cell table:formula="of:=MAX([.B4:.G4];[.B10:.G10];[.B16:.G16];[.B26:.G26];[.B32:.G32];[.B38:.G38];[.B48:.G48];[.B54:.G54];[.B60:.G60];[.B70:.G70];[.B76:.G76];[.B82:.G82])" office:value-type="float" office:value="111530999.209681" calcext:value-type="float">
            <text:p>111530999.21</text:p>
          </table:table-cell>
          <table:table-cell table:number-columns-repeated="10"/>
        </table:table-row>
        <table:table-row table:style-name="ro1" table:number-rows-repeated="104848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4:49:41.330681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0:31:20.622452346</meta:creation-date>
    <meta:generator>LibreOffice/6.0.6.2$Linux_X86_64 LibreOffice_project/00m0$Build-2</meta:generator>
    <dc:date>2018-10-23T15:23:01.084802325</dc:date>
    <meta:editing-duration>PT1H1M7S</meta:editing-duration>
    <meta:editing-cycles>55</meta:editing-cycles>
    <meta:document-statistic meta:table-count="1" meta:cell-count="5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29cm" svg:height="11.093cm" xlink:href=".." xlink:type="simple" chart:class="chart:bar" chart:style-name="ch1">
        <chart:title svg:x="7.418cm" svg:y="0.357cm" chart:style-name="ch2">
          <text:p>Average Run Times With Varying Attributes</text:p>
        </chart:title>
        <chart:legend chart:legend-position="end" svg:x="20.572cm" svg:y="4.5cm" style:legend-expansion="high" chart:style-name="ch3"/>
        <chart:plot-area chart:style-name="ch4" table:cell-range-address="Sheet1.B18:Sheet1.G18 Sheet1.B40:Sheet1.G40 Sheet1.B62:Sheet1.G62 Sheet1.B84:Sheet1.G84" chart:data-source-has-labels="row" svg:x="1.483cm" svg:y="1.357cm" svg:width="18.617cm" svg:height="8.534cm">
          <chartooo:coordinate-region svg:x="2.766cm" svg:y="1.556cm" svg:width="17.334cm" svg:height="7.688cm"/>
          <chart:axis chart:dimension="x" chart:name="primary-x" chart:style-name="ch5">
            <chart:title svg:x="9.755cm" svg:y="10.112cm" chart:style-name="ch6">
              <text:p>Configuration</text:p>
            </chart:title>
          </chart:axis>
          <chart:axis chart:dimension="y" chart:name="primary-y" chart:style-name="ch7">
            <chart:title svg:x="0.451cm" svg:y="6.263cm" chart:style-name="ch8">
              <text:p>Time (s)</text:p>
            </chart:title>
            <chart:grid chart:style-name="ch9" chart:class="major"/>
          </chart:axis>
          <chart:series chart:style-name="ch10" chart:values-cell-range-address="Sheet1.B18:Sheet1.G18" loext:label-string="basic" chart:class="chart:bar">
            <chart:data-point chart:repeated="6"/>
          </chart:series>
          <chart:series chart:style-name="ch11" chart:values-cell-range-address="Sheet1.B40:Sheet1.G40" loext:label-string="population_400" chart:class="chart:bar">
            <chart:data-point chart:repeated="6"/>
          </chart:series>
          <chart:series chart:style-name="ch12" chart:values-cell-range-address="Sheet1.B62:Sheet1.G62" loext:label-string="population_100" chart:class="chart:bar">
            <chart:data-point chart:repeated="6"/>
          </chart:series>
          <chart:series chart:style-name="ch13" chart:values-cell-range-address="Sheet1.B84:Sheet1.G84" loext:label-string="mutation_half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3333333333333">
                <text:p>63.3333333333333</text:p>
                <draw:g>
                  <svg:desc>Sheet1.B18:Sheet1.G18</svg:desc>
                </draw:g>
              </table:table-cell>
              <table:table-cell office:value-type="float" office:value="258.333333333333">
                <text:p>258.333333333333</text:p>
                <draw:g>
                  <svg:desc>Sheet1.B40:Sheet1.G40</svg:desc>
                </draw:g>
              </table:table-cell>
              <table:table-cell office:value-type="float" office:value="63.6666666666667">
                <text:p>63.6666666666667</text:p>
                <draw:g>
                  <svg:desc>Sheet1.B62:Sheet1.G62</svg:desc>
                </draw:g>
              </table:table-cell>
              <table:table-cell office:value-type="float" office:value="183.666666666667">
                <text:p>183.666666666667</text:p>
                <draw:g>
                  <svg:desc>Sheet1.B84:Sheet1.G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105.666666666667">
                <text:p>105.666666666667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285">
                <text:p>285</text:p>
              </table:table-cell>
              <table:table-cell office:value-type="float" office:value="65.3333333333333">
                <text:p>65.3333333333333</text:p>
              </table:table-cell>
              <table:table-cell office:value-type="float" office:value="199.666666666667">
                <text:p>199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27">
                <text:p>27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336">
                <text:p>336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219.333333333333">
                <text:p>219.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22cm" svg:height="13.119cm" xlink:href=".." xlink:type="simple" chart:class="chart:line" chart:style-name="ch1">
        <chart:title svg:x="7.887cm" svg:y="0.398cm" chart:style-name="ch2">
          <text:p>Average Best With Varying Attributes</text:p>
        </chart:title>
        <chart:legend chart:legend-position="end" svg:x="19.676cm" svg:y="5.513cm" style:legend-expansion="high" chart:style-name="ch3"/>
        <chart:plot-area chart:style-name="ch4" table:cell-range-address="Sheet1.B19:Sheet1.G19 Sheet1.B41:Sheet1.G41 Sheet1.B63:Sheet1.G63 Sheet1.B85:Sheet1.G85" chart:data-source-has-labels="row" svg:x="1.477cm" svg:y="1.439cm" svg:width="17.733cm" svg:height="10.437cm">
          <chartooo:coordinate-region svg:x="3.395cm" svg:y="1.638cm" svg:width="15.721cm" svg:height="9.591cm"/>
          <chart:axis chart:dimension="x" chart:name="primary-x" chart:style-name="ch5">
            <chart:title svg:x="9.307cm" svg:y="12.138cm" chart:style-name="ch6">
              <text:p>Configuration</text:p>
            </chart:title>
          </chart:axis>
          <chart:axis chart:dimension="y" chart:name="primary-y" chart:style-name="ch5">
            <chart:title svg:x="0.451cm" svg:y="7.68cm" chart:style-name="ch7">
              <text:p>Average Best</text:p>
            </chart:title>
            <chart:grid chart:style-name="ch8" chart:class="major"/>
          </chart:axis>
          <chart:series chart:style-name="ch9" chart:values-cell-range-address="Sheet1.B19:Sheet1.G19" loext:label-string="basic" chart:class="chart:line">
            <chart:data-point chart:repeated="6"/>
          </chart:series>
          <chart:series chart:style-name="ch10" chart:values-cell-range-address="Sheet1.B41:Sheet1.G41" loext:label-string="population_400" chart:class="chart:line">
            <chart:data-point chart:repeated="6"/>
          </chart:series>
          <chart:series chart:style-name="ch11" chart:values-cell-range-address="Sheet1.B63:Sheet1.G63" loext:label-string="population_100" chart:class="chart:line">
            <chart:data-point chart:repeated="6"/>
          </chart:series>
          <chart:series chart:style-name="ch12" chart:values-cell-range-address="Sheet1.B85:Sheet1.G85" loext:label-string="mutation_half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163380.710884">
                <text:p>104163380.710884</text:p>
                <draw:g>
                  <svg:desc>Sheet1.B19:Sheet1.G19</svg:desc>
                </draw:g>
              </table:table-cell>
              <table:table-cell office:value-type="float" office:value="101664261.898637">
                <text:p>101664261.898637</text:p>
                <draw:g>
                  <svg:desc>Sheet1.B41:Sheet1.G41</svg:desc>
                </draw:g>
              </table:table-cell>
              <table:table-cell office:value-type="float" office:value="103931848.841848">
                <text:p>103931848.841848</text:p>
                <draw:g>
                  <svg:desc>Sheet1.B63:Sheet1.G63</svg:desc>
                </draw:g>
              </table:table-cell>
              <table:table-cell office:value-type="float" office:value="102878237.801518">
                <text:p>102878237.801518</text:p>
                <draw:g>
                  <svg:desc>Sheet1.B85:Sheet1.G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332377.690411">
                <text:p>101332377.690411</text:p>
              </table:table-cell>
              <table:table-cell office:value-type="float" office:value="101887488.553413">
                <text:p>101887488.553413</text:p>
              </table:table-cell>
              <table:table-cell office:value-type="float" office:value="103052572.818823">
                <text:p>103052572.818823</text:p>
              </table:table-cell>
              <table:table-cell office:value-type="float" office:value="102448906.301239">
                <text:p>102448906.301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036476.747813">
                <text:p>103036476.747813</text:p>
              </table:table-cell>
              <table:table-cell office:value-type="float" office:value="102695913.237085">
                <text:p>102695913.237085</text:p>
              </table:table-cell>
              <table:table-cell office:value-type="float" office:value="104047523.394091">
                <text:p>104047523.394091</text:p>
              </table:table-cell>
              <table:table-cell office:value-type="float" office:value="101887445.25938">
                <text:p>101887445.25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199304.006635">
                <text:p>100199304.006635</text:p>
              </table:table-cell>
              <table:table-cell office:value-type="float" office:value="96685329.2594844">
                <text:p>96685329.2594844</text:p>
              </table:table-cell>
              <table:table-cell office:value-type="float" office:value="100359015.545856">
                <text:p>100359015.545856</text:p>
              </table:table-cell>
              <table:table-cell office:value-type="float" office:value="100369091.005218">
                <text:p>100369091.005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774425.472218">
                <text:p>102774425.472218</text:p>
              </table:table-cell>
              <table:table-cell office:value-type="float" office:value="100777574.166732">
                <text:p>100777574.166732</text:p>
              </table:table-cell>
              <table:table-cell office:value-type="float" office:value="104466725.633917">
                <text:p>104466725.633917</text:p>
              </table:table-cell>
              <table:table-cell office:value-type="float" office:value="103175411.116868">
                <text:p>103175411.116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987422.296825">
                <text:p>106987422.296825</text:p>
              </table:table-cell>
              <table:table-cell office:value-type="float" office:value="109291839.705143">
                <text:p>109291839.705143</text:p>
              </table:table-cell>
              <table:table-cell office:value-type="float" office:value="109784721.835385">
                <text:p>109784721.835385</text:p>
              </table:table-cell>
              <table:table-cell office:value-type="float" office:value="109137246.848658">
                <text:p>109137246.8486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47cm" svg:height="12.907cm" xlink:href=".." xlink:type="simple" chart:class="chart:line" chart:style-name="ch1">
        <chart:title svg:x="6.932cm" svg:y="0.394cm" chart:style-name="ch2">
          <text:p>Average Improvement With Varying Attibutes</text:p>
        </chart:title>
        <chart:legend chart:legend-position="end" svg:x="19.301cm" svg:y="5.407cm" style:legend-expansion="high" chart:style-name="ch3"/>
        <chart:plot-area chart:style-name="ch4" table:cell-range-address="Sheet1.B20:Sheet1.G20 Sheet1.B42:Sheet1.G42 Sheet1.B64:Sheet1.G64 Sheet1.B86:Sheet1.G86" chart:data-source-has-labels="row" svg:x="1.469cm" svg:y="1.431cm" svg:width="17.374cm" svg:height="10.237cm">
          <chartooo:coordinate-region svg:x="2.381cm" svg:y="1.631cm" svg:width="16.182cm" svg:height="9.39cm"/>
          <chart:axis chart:dimension="x" chart:name="primary-x" chart:style-name="ch5">
            <chart:title svg:x="9.12cm" svg:y="11.926cm" chart:style-name="ch6">
              <text:p>Configuration</text:p>
            </chart:title>
          </chart:axis>
          <chart:axis chart:dimension="y" chart:name="primary-y" chart:style-name="ch7">
            <chart:title svg:x="0.451cm" svg:y="7.837cm" chart:style-name="ch8">
              <text:p>Improvement (%)</text:p>
            </chart:title>
            <chart:grid chart:style-name="ch9" chart:class="major"/>
          </chart:axis>
          <chart:series chart:style-name="ch10" chart:values-cell-range-address="Sheet1.B20:Sheet1.G20" loext:label-string="basic" chart:class="chart:line">
            <chart:data-point chart:repeated="6"/>
          </chart:series>
          <chart:series chart:style-name="ch11" chart:values-cell-range-address="Sheet1.B42:Sheet1.G42" loext:label-string="population_400" chart:class="chart:line">
            <chart:data-point chart:repeated="6"/>
          </chart:series>
          <chart:series chart:style-name="ch12" chart:values-cell-range-address="Sheet1.B64:Sheet1.G64" loext:label-string="population_100" chart:class="chart:line">
            <chart:data-point chart:repeated="6"/>
          </chart:series>
          <chart:series chart:style-name="ch13" chart:values-cell-range-address="Sheet1.B86:Sheet1.G86" loext:label-string="mutation_half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0026851095558">
                <text:p>6.0026851095558</text:p>
                <draw:g>
                  <svg:desc>Sheet1.B20:Sheet1.G20</svg:desc>
                </draw:g>
              </table:table-cell>
              <table:table-cell office:value-type="float" office:value="7.05062958387945">
                <text:p>7.05062958387945</text:p>
                <draw:g>
                  <svg:desc>Sheet1.B42:Sheet1.G42</svg:desc>
                </draw:g>
              </table:table-cell>
              <table:table-cell office:value-type="float" office:value="5.83657406926614">
                <text:p>5.83657406926614</text:p>
                <draw:g>
                  <svg:desc>Sheet1.B64:Sheet1.G64</svg:desc>
                </draw:g>
              </table:table-cell>
              <table:table-cell office:value-type="float" office:value="5.51453653914344">
                <text:p>5.51453653914344</text:p>
                <draw:g>
                  <svg:desc>Sheet1.B86:Sheet1.G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83089162115049">
                <text:p>7.83089162115049</text:p>
              </table:table-cell>
              <table:table-cell office:value-type="float" office:value="7.30870716239461">
                <text:p>7.30870716239461</text:p>
              </table:table-cell>
              <table:table-cell office:value-type="float" office:value="7.92366595214268">
                <text:p>7.92366595214268</text:p>
              </table:table-cell>
              <table:table-cell office:value-type="float" office:value="5.1334173764303">
                <text:p>5.1334173764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407483766573">
                <text:p>8.0407483766573</text:p>
              </table:table-cell>
              <table:table-cell office:value-type="float" office:value="5.5810372368212">
                <text:p>5.5810372368212</text:p>
              </table:table-cell>
              <table:table-cell office:value-type="float" office:value="6.81882457511429">
                <text:p>6.81882457511429</text:p>
              </table:table-cell>
              <table:table-cell office:value-type="float" office:value="6.9575387004015">
                <text:p>6.9575387004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350730626088">
                <text:p>8.4350730626088</text:p>
              </table:table-cell>
              <table:table-cell office:value-type="float" office:value="11.8639515374044">
                <text:p>11.8639515374044</text:p>
              </table:table-cell>
              <table:table-cell office:value-type="float" office:value="10.512306434218">
                <text:p>10.512306434218</text:p>
              </table:table-cell>
              <table:table-cell office:value-type="float" office:value="8.20849077395311">
                <text:p>8.208490773953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7818662930349">
                <text:p>4.57818662930349</text:p>
              </table:table-cell>
              <table:table-cell office:value-type="float" office:value="7.08364541834626">
                <text:p>7.08364541834626</text:p>
              </table:table-cell>
              <table:table-cell office:value-type="float" office:value="4.26133221956482">
                <text:p>4.26133221956482</text:p>
              </table:table-cell>
              <table:table-cell office:value-type="float" office:value="4.68306745565855">
                <text:p>4.68306745565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9172776244359">
                <text:p>2.19172776244359</text:p>
              </table:table-cell>
              <table:table-cell office:value-type="float" office:value="0">
                <text:p>0</text:p>
              </table:table-cell>
              <table:table-cell office:value-type="float" office:value="2.09264051317587">
                <text:p>2.09264051317587</text:p>
              </table:table-cell>
              <table:table-cell office:value-type="float" office:value="0.378056903953148">
                <text:p>0.3780569039531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